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dash" draw:stroke-dash="Dashed_20__28_var_29_" draw:textarea-horizontal-align="center" draw:textarea-vertical-align="middle"/>
    </style:style>
    <style:style style:name="gr2" style:family="graphic" style:parent-style-name="standard">
      <style:graphic-properties draw:textarea-vertical-align="middle" draw:auto-grow-height="false" fo:min-height="0.749cm" fo:min-width="0.499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916cm" fo:min-width="2.153cm"/>
    </style:style>
    <style:style style:name="gr7" style:family="graphic" style:parent-style-name="standard">
      <style:graphic-properties draw:stroke="none" svg:stroke-color="#000000" draw:fill="none" draw:fill-color="#ffffff" draw:textarea-horizontal-align="left" draw:auto-grow-height="true" draw:auto-grow-width="false" fo:min-height="0.42cm" fo:min-width="3.78cm"/>
    </style:style>
    <style:style style:name="gr8" style:family="graphic" style:parent-style-name="standard">
      <style:graphic-properties draw:stroke="none" svg:stroke-color="#000000" draw:fill="none" draw:fill-color="#ffffff" draw:textarea-horizontal-align="left" draw:auto-grow-height="true" draw:auto-grow-width="false" fo:min-height="1.411cm" fo:min-width="3.485cm"/>
    </style:style>
    <style:style style:name="gr9" style:family="graphic" style:parent-style-name="standard">
      <style:graphic-properties draw:stroke="none" svg:stroke-color="#000000" draw:fill="none" draw:fill-color="#ffffff" draw:textarea-horizontal-align="left" draw:auto-grow-height="true" draw:auto-grow-width="false" fo:min-height="1.411cm" fo:min-width="1.903cm"/>
    </style:style>
    <style:style style:name="gr10" style:family="graphic" style:parent-style-name="standard">
      <style:graphic-properties draw:stroke="none" svg:stroke-color="#000000" draw:fill="none" draw:fill-color="#ffffff" draw:textarea-horizontal-align="left" draw:auto-grow-height="true" draw:auto-grow-width="false" fo:min-height="1.412cm" fo:min-width="3.485cm"/>
    </style:style>
    <style:style style:name="gr11" style:family="graphic" style:parent-style-name="standard">
      <style:graphic-properties draw:stroke="none" svg:stroke-color="#000000" draw:fill="none" draw:fill-color="#ffffff" draw:textarea-horizontal-align="left" draw:auto-grow-height="true" draw:auto-grow-width="false" fo:min-height="0.916cm" fo:min-width="3.915cm"/>
    </style:style>
    <style:style style:name="gr12" style:family="graphic" style:parent-style-name="standard">
      <style:graphic-properties draw:stroke="none" svg:stroke-color="#000000" draw:fill="none" draw:fill-color="#ffffff" draw:textarea-horizontal-align="left" draw:auto-grow-height="true" draw:auto-grow-width="false" fo:min-height="0.916cm" fo:min-width="3.836cm"/>
    </style:style>
    <style:style style:name="gr13" style:family="graphic" style:parent-style-name="standard">
      <style:graphic-properties draw:stroke="none" svg:stroke-color="#000000" draw:fill="none" draw:fill-color="#ffffff" draw:textarea-horizontal-align="left" draw:auto-grow-height="true" draw:auto-grow-width="false" fo:min-height="1.412cm" fo:min-width="1.965cm"/>
    </style:style>
    <style:style style:name="gr14" style:family="graphic" style:parent-style-name="standard">
      <style:graphic-properties draw:stroke="dash" draw:stroke-dash="Dashed_20__28_var_29_" draw:marker-start="Arrow" draw:marker-end="" draw:marker-end-width="0.3cm" draw:textarea-horizontal-align="center" draw:textarea-vertical-align="middle"/>
    </style:style>
    <style:style style:name="P1" style:family="paragraph">
      <style:paragraph-properties fo:text-align="center"/>
    </style:style>
    <style:style style:name="P2" style:family="paragraph">
      <style:paragraph-properties fo:text-align="en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8.7cm" svg:height="5.22cm" svg:x="7.91cm" svg:y="3.561cm">
          <text:p/>
        </draw:rect>
        <draw:custom-shape draw:style-name="gr2" draw:text-style-name="P1" draw:layer="layout" svg:width="3.702cm" svg:height="2cm" svg:x="1.298cm" svg:y="1.6cm">
          <text:p text:style-name="P1">генератор<text:line-break/>тестовых<text:line-break/>шаблонов</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1" draw:layer="layout" svg:width="1.392cm" svg:height="2.088cm" svg:x="5.822cm" svg:y="2.16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1" draw:layer="layout" svg:width="1.392cm" svg:height="2.088cm" svg:x="6.17cm" svg:y="1.8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1" draw:layer="layout" svg:width="1.392cm" svg:height="2.088cm" svg:x="5.822cm" svg:y="2.16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1" draw:layer="layout" svg:width="1.392cm" svg:height="2.088cm" svg:x="6.17cm" svg:y="1.8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1" draw:layer="layout" svg:width="1.392cm" svg:height="2.088cm" svg:x="17.306cm" svg:y="2.16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1" draw:layer="layout" svg:width="1.392cm" svg:height="2.088cm" svg:x="17.654cm" svg:y="1.8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1" draw:layer="layout" svg:width="1.392cm" svg:height="2.088cm" svg:x="8.258cm" svg:y="6.34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1" draw:layer="layout" svg:width="1.392cm" svg:height="2.088cm" svg:x="8.606cm" svg:y="5.99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4" draw:text-style-name="P1" draw:layer="layout" svg:x1="4.995cm" svg:y1="2.666cm" svg:x2="6.17cm" svg:y2="2.666cm">
          <text:p/>
        </draw:line>
        <draw:line draw:style-name="gr5" draw:text-style-name="P1" draw:layer="layout" svg:x1="10.694cm" svg:y1="4.953cm" svg:x2="10.694cm" svg:y2="6.693cm">
          <text:p/>
        </draw:line>
        <draw:rect draw:style-name="gr5" draw:text-style-name="P1" draw:layer="layout" svg:width="1.74cm" svg:height="2.088cm" svg:x="14.174cm" svg:y="4.953cm">
          <text:p/>
        </draw:rect>
        <draw:line draw:style-name="gr5" draw:text-style-name="P1" draw:layer="layout" svg:x1="14.174cm" svg:y1="5.997cm" svg:x2="15.914cm" svg:y2="5.997cm">
          <text:p/>
        </draw:line>
        <draw:line draw:style-name="gr5" draw:text-style-name="P1" draw:layer="layout" svg:x1="14.522cm" svg:y1="4.953cm" svg:x2="14.522cm" svg:y2="5.997cm">
          <text:p/>
        </draw:line>
        <draw:line draw:style-name="gr5" draw:text-style-name="P1" draw:layer="layout" svg:x1="15.218cm" svg:y1="5.997cm" svg:x2="15.218cm" svg:y2="7.041cm">
          <text:p/>
        </draw:line>
        <draw:line draw:style-name="gr4" draw:text-style-name="P1" draw:layer="layout" svg:x1="15.914cm" svg:y1="5.997cm" svg:x2="17.654cm" svg:y2="4.257cm">
          <text:p/>
        </draw:line>
        <draw:line draw:style-name="gr5" draw:text-style-name="P1" draw:layer="layout" svg:x1="10.694cm" svg:y1="6.693cm" svg:x2="13.13cm" svg:y2="5.997cm">
          <text:p/>
        </draw:line>
        <draw:line draw:style-name="gr5" draw:text-style-name="P1" draw:layer="layout" svg:x1="10.694cm" svg:y1="4.953cm" svg:x2="13.13cm" svg:y2="5.997cm">
          <text:p/>
        </draw:line>
        <draw:line draw:style-name="gr4" draw:text-style-name="P1" draw:layer="layout" svg:x1="9.998cm" svg:y1="7.041cm" svg:x2="10.694cm" svg:y2="5.997cm">
          <text:p/>
        </draw:line>
        <draw:line draw:style-name="gr4" draw:text-style-name="P1" draw:layer="layout" svg:x1="7.562cm" svg:y1="2.865cm" svg:x2="10.694cm" svg:y2="5.301cm">
          <text:p/>
        </draw:line>
        <draw:line draw:style-name="gr4" draw:text-style-name="P1" draw:layer="layout" svg:x1="13.13cm" svg:y1="5.997cm" svg:x2="14.174cm" svg:y2="5.997cm">
          <text:p/>
        </draw:line>
        <draw:frame draw:style-name="gr6" draw:text-style-name="P2" draw:layer="layout" svg:width="3.812cm" svg:height="1.361cm" svg:x="14.188cm" svg:y="1.649cm">
          <draw:text-box>
            <text:p text:style-name="P2">тестовые<text:line-break/>программы</text:p>
          </draw:text-box>
        </draw:frame>
        <draw:frame draw:style-name="gr7" draw:layer="layout" svg:width="6.149cm" svg:height="0.806cm" svg:x="2.5cm" svg:y="4.5cm">
          <draw:text-box>
            <text:p>тестовые шаблоны</text:p>
          </draw:text-box>
        </draw:frame>
        <draw:frame draw:style-name="gr8" draw:text-style-name="P2" draw:layer="layout" svg:width="5.726cm" svg:height="1.916cm" svg:x="3.274cm" svg:y="6.5cm">
          <draw:text-box>
            <text:p text:style-name="P2">описание<text:line-break/>архитектуры<text:line-break/>микропроцессора</text:p>
          </draw:text-box>
        </draw:frame>
        <draw:frame draw:style-name="gr9" draw:text-style-name="P1" draw:layer="layout" svg:width="3.453cm" svg:height="1.916cm" svg:x="11.042cm" svg:y="3.64cm">
          <draw:text-box>
            <text:p text:style-name="P1">генератор<text:line-break/>тестовых<text:line-break/>данных</text:p>
          </draw:text-box>
        </draw:frame>
        <draw:frame draw:style-name="gr10" draw:text-style-name="P2" draw:layer="layout" svg:width="5.726cm" svg:height="1.916cm" svg:x="12cm" svg:y="7cm">
          <draw:text-box>
            <text:p text:style-name="P2">начальное<text:line-break/>состояние<text:line-break/>микропроцессора</text:p>
          </draw:text-box>
        </draw:frame>
        <draw:line draw:style-name="gr1" draw:text-style-name="P1" draw:layer="layout" svg:x1="7.707cm" svg:y1="1.432cm" svg:x2="7.707cm" svg:y2="10.869cm">
          <text:p/>
        </draw:line>
        <draw:frame draw:style-name="gr11" draw:layer="layout" svg:width="6.344cm" svg:height="1.361cm" svg:x="2.103cm" svg:y="9.703cm">
          <draw:text-box>
            <text:p>этап 1: подготовка<text:line-break/>тестовых шаблонов</text:p>
          </draw:text-box>
        </draw:frame>
        <draw:frame draw:style-name="gr12" draw:layer="layout" svg:width="6.23cm" svg:height="1.361cm" svg:x="10.694cm" svg:y="9.825cm">
          <draw:text-box>
            <text:p>этап 2: генерация<text:line-break/>тестовых программ</text:p>
          </draw:text-box>
        </draw:frame>
        <draw:frame draw:style-name="gr13" draw:layer="layout" svg:width="3.542cm" svg:height="1.916cm" svg:x="16.958cm" svg:y="8.781cm">
          <draw:text-box>
            <text:p>генерация<text:line-break/>тестовых<text:line-break/>данных</text:p>
          </draw:text-box>
        </draw:frame>
        <draw:line draw:style-name="gr14" draw:text-style-name="P1" draw:layer="layout" svg:x1="16.61cm" svg:y1="6.693cm" svg:x2="18.35cm" svg:y2="8.78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ffffff" draw:fill-gradient-name="Gradient_20_7"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Ivan Ivanov</meta:initial-creator>
    <meta:creation-date>2009-01-12T14:07:24.89</meta:creation-date>
    <meta:printed-by>Ivan Ivanov</meta:printed-by>
    <meta:print-date>2009-01-12T14:37:18.19</meta:print-date>
    <dc:date>2009-09-17T10:27:58.82</dc:date>
    <dc:creator>Ivan Ivanov</dc:creator>
    <meta:editing-duration>PT00H04M09S</meta:editing-duration>
    <meta:editing-cycles>2</meta:editing-cycles>
    <meta:generator>OpenOffice.org/3.0$Win32 OpenOffice.org_project/300m9$Build-9358</meta:generator>
    <meta:document-statistic meta:object-count="32"/>
    <meta:user-defined meta:name="Info 1"/>
    <meta:user-defined meta:name="Info 2"/>
    <meta:user-defined meta:name="Info 3"/>
    <meta:user-defined meta:name="Info 4"/>
  </office:meta>
</office:document-meta>
</file>